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00000026B0FF55299815928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ef1" officeooo:paragraph-rsid="0003def1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quette</text:span> <draw:frame draw:style-name="fr1" draw:name="Image1" text:anchor-type="char" svg:x="-0.093cm" svg:y="1.302cm" svg:width="17cm" svg:height="9.262cm" draw:z-index="0"><draw:image xlink:href="Pictures/10000001000004700000026B0FF55299815928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0:03:33.628924588</meta:creation-date>
    <meta:generator>LibreOffice/7.3.7.2$Linux_X86_64 LibreOffice_project/30$Build-2</meta:generator>
    <dc:date>2024-01-16T10:06:21.918502730</dc:date>
    <meta:editing-duration>PT2M49S</meta:editing-duration>
    <meta:editing-cycles>1</meta:editing-cycles>
    <meta:document-statistic meta:table-count="0" meta:image-count="1" meta:object-count="0" meta:page-count="1" meta:paragraph-count="1" meta:word-count="1" meta:character-count="9" meta:non-whitespace-character-count="8"/>
  </office:meta>
</office:document-meta>
</file>